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officeooo:rsid="00034658" officeooo:paragraph-rsid="0003c31d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ext_20_body">
      <style:text-properties fo:font-weight="normal" officeooo:rsid="00034658" officeooo:paragraph-rsid="0003c31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03c31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4658" style:font-weight-asian="normal" style:font-weight-complex="normal"/>
    </style:style>
    <style:style style:name="T3" style:family="text">
      <style:text-properties fo:font-weight="normal" officeooo:rsid="0003c31d" style:font-weight-asian="normal" style:font-weight-complex="normal"/>
    </style:style>
    <style:style style:name="T4" style:family="text">
      <style:text-properties officeooo:rsid="0003c31d"/>
    </style:style>
    <style:style style:name="T5" style:family="text">
      <style:text-properties officeooo:rsid="00034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Visualizar <text:span text:style-name="T4">Notícia</text:span></text:p>
      <text:p text:style-name="P4"/>
      <text:h text:style-name="P7" text:outline-level="1">Atores</text:h>
      <text:p text:style-name="Text_20_body"><text:span text:style-name="T1"><text:tab/></text:span><text:span text:style-name="T2">Visitante</text:span></text:p>
      <text:h text:style-name="P7" text:outline-level="1">Descrição</text:h>
      <text:p text:style-name="P11"><text:span text:style-name="T1"><text:tab/></text:span><text:span text:style-name="T2">Visitante ira selecionar </text:span><text:span text:style-name="T3">uma notícia</text:span><text:span text:style-name="T2"> na página inicial do portal, da página de </text:span><text:span text:style-name="T3">notícias</text:span><text:span text:style-name="T2"> ou através de um link externo e então será redirecionado para uma página que exibe informações sobre </text:span><text:span text:style-name="T3">a</text:span><text:span text:style-name="T2"> </text:span><text:span text:style-name="T3">notícia</text:span><text:span text:style-name="T2">.</text:span></text:p>
      <text:h text:style-name="P7" text:outline-level="1">Tipo</text:h>
      <text:p text:style-name="P5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8">1 – Vistante acessando o portal na página inicial ou na página de <text:span text:style-name="T3">notícias</text:span> ou através de um link externo.</text:p>
          </table:table-cell>
          <table:table-cell table:style-name="Tabela1.B2" office:value-type="string">
            <text:p text:style-name="P2"><text:span text:style-name="T5">2 – Portal retorna uma página com informações referentes a </text:span>notícia<text:span text:style-name="T5"> acessada.</text:span>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</table:table>
      <text:p text:style-name="P6"/>
      <text:h text:style-name="P7" text:outline-level="1">Fluxo Alternativo</text:h>
      <text:p text:style-name="P10"><text:tab/>2 – Caso <text:span text:style-name="T4">a</text:span> <text:span text:style-name="T4">notícia</text:span> não exista é exibida uma página de erro 4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56:51.785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4" meta:word-count="103" meta:character-count="592" meta:non-whitespace-character-count="501"/>
  </office:meta>
</office:document-meta>
</file>